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644a" officeooo:paragraph-rsid="000e644a"/>
    </style:style>
    <style:style style:name="P2" style:family="paragraph" style:parent-style-name="Standard">
      <style:text-properties officeooo:rsid="00101481" officeooo:paragraph-rsid="00101481"/>
    </style:style>
    <style:style style:name="P3" style:family="paragraph" style:parent-style-name="Standard">
      <style:text-properties officeooo:rsid="0012efab" officeooo:paragraph-rsid="0012efab"/>
    </style:style>
    <style:style style:name="P4" style:family="paragraph" style:parent-style-name="Standard">
      <style:text-properties officeooo:rsid="0013277f" officeooo:paragraph-rsid="0013277f"/>
    </style:style>
    <style:style style:name="P5" style:family="paragraph" style:parent-style-name="Standard">
      <style:text-properties officeooo:rsid="0013277f" officeooo:paragraph-rsid="0013277f" fo:background-color="#ffff00"/>
    </style:style>
    <style:style style:name="P6" style:family="paragraph" style:parent-style-name="Standard">
      <style:text-properties officeooo:rsid="00151d1e" officeooo:paragraph-rsid="00151d1e"/>
    </style:style>
    <style:style style:name="P7" style:family="paragraph" style:parent-style-name="Standard">
      <style:text-properties officeooo:rsid="00156d25" officeooo:paragraph-rsid="00156d25"/>
    </style:style>
    <style:style style:name="P8" style:family="paragraph" style:parent-style-name="Standard">
      <style:text-properties officeooo:rsid="0015ee2c" officeooo:paragraph-rsid="0015ee2c"/>
    </style:style>
    <style:style style:name="P9" style:family="paragraph" style:parent-style-name="Standard">
      <style:text-properties officeooo:rsid="00174482" officeooo:paragraph-rsid="00174482"/>
    </style:style>
    <style:style style:name="P10" style:family="paragraph" style:parent-style-name="Standard">
      <style:text-properties officeooo:rsid="001a1fbc" officeooo:paragraph-rsid="001a1fbc"/>
    </style:style>
    <style:style style:name="P11" style:family="paragraph" style:parent-style-name="Standard">
      <style:text-properties officeooo:rsid="001b448c" officeooo:paragraph-rsid="001b448c"/>
    </style:style>
    <style:style style:name="P12" style:family="paragraph" style:parent-style-name="Standard">
      <style:text-properties officeooo:rsid="001c015f" officeooo:paragraph-rsid="001c015f"/>
    </style:style>
    <style:style style:name="P13" style:family="paragraph" style:parent-style-name="Standard">
      <style:text-properties officeooo:rsid="001dd5c3" officeooo:paragraph-rsid="001dd5c3"/>
    </style:style>
    <style:style style:name="P14" style:family="paragraph" style:parent-style-name="Standard">
      <style:paragraph-properties fo:break-before="page"/>
      <style:text-properties officeooo:rsid="00156d25" officeooo:paragraph-rsid="00156d25"/>
    </style:style>
    <style:style style:name="T1" style:family="text">
      <style:text-properties officeooo:rsid="00103883"/>
    </style:style>
    <style:style style:name="T2" style:family="text">
      <style:text-properties officeooo:rsid="00129550"/>
    </style:style>
    <style:style style:name="T3" style:family="text">
      <style:text-properties officeooo:rsid="0018aeb2"/>
    </style:style>
    <style:style style:name="T4" style:family="text">
      <style:text-properties officeooo:rsid="001dd5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braries</text:p>
      <text:p text:style-name="P1">-generic</text:p>
      <text:p text:style-name="P1">-extensible</text:p>
      <text:p text:style-name="P1">-programmable</text:p>
      <text:p text:style-name="P1">-modularized</text:p>
      <text:p text:style-name="P1"/>
      <text:p text:style-name="P1"/>
      <text:p text:style-name="P2">Library – reusable code that can be integrated with any application.</text:p>
      <text:p text:style-name="P2">- <text:span text:style-name="T2">pre-written code that solves a specific problem.</text:span></text:p>
      <text:p text:style-name="P2"/>
      <text:p text:style-name="P2">glibc library functions – memcpy(), memset(), strcpy(), malloc(), free() .</text:p>
      <text:p text:style-name="P2"/>
      <text:p text:style-name="P2">Library can contain:</text:p>
      <text:p text:style-name="P2">- reusable functions</text:p>
      <text:p text:style-name="P2">- constants , enumerations</text:p>
      <text:p text:style-name="P2">- expandable macros</text:p>
      <text:p text:style-name="P2"/>
      <text:p text:style-name="P2">- <text:span text:style-name="T1">an applications is a consumer of library.</text:span></text:p>
      <text:p text:style-name="P2">- <text:span text:style-name="T1">uses library to organize and manage its internal data structures.</text:span></text:p>
      <text:p text:style-name="P2"/>
      <text:p text:style-name="P2"/>
      <text:p text:style-name="P2"/>
      <text:p text:style-name="P3">Compiling source codes to object files</text:p>
      <text:p text:style-name="P9">$ gcc -E &lt;file.c&gt; -o &lt;file.<text:span text:style-name="T3">i</text:span>&gt;</text:p>
      <text:p text:style-name="P3">$ gcc -c &lt;file.c&gt; -o &lt;file.o&gt;</text:p>
      <text:p text:style-name="P3"/>
      <text:p text:style-name="P3">Combining the object files to create a binary</text:p>
      <text:p text:style-name="P3">$ gcc &lt;file1.o&gt; &lt;file2.o&gt; -o &lt;exe-name&gt;</text:p>
      <text:p text:style-name="P3"/>
      <text:p text:style-name="P3"/>
      <text:p text:style-name="P3"/>
      <text:p text:style-name="P4">How header files work?</text:p>
      <text:p text:style-name="P4"/>
      <text:p text:style-name="P4">Header files are non-compilation units. Compiler donot compile header files.</text:p>
      <text:p text:style-name="P4">But compiler parses the header file.</text:p>
      <text:p text:style-name="P4"/>
      <text:p text:style-name="P5">Header file inclusion works by:</text:p>
      <text:p text:style-name="P5">1. Recursive text substitution method</text:p>
      <text:p text:style-name="P4">2. Simply replace the #include&lt;header.h&gt; statement by content of header.h</text:p>
      <text:p text:style-name="P4">3. if &lt;header.h&gt; contains #include&lt;pre-header.h&gt;, then that is also replaced by contents of &lt;pre-header.h&gt;. This happens recursively</text:p>
      <text:p text:style-name="P4"/>
      <text:p text:style-name="P6">structure – define-and-use thumb rule</text:p>
      <text:p text:style-name="P6">function – declare-and-use thumb rule</text:p>
      <text:p text:style-name="P6"/>
      <text:p text:style-name="P7"/>
      <text:p text:style-name="P7"/>
      <text:p text:style-name="P14">A Header file contains:</text:p>
      <text:p text:style-name="P7">anything which needs to be exposed to other(multiple) source files.</text:p>
      <text:p text:style-name="P7">-structure definitions</text:p>
      <text:p text:style-name="P7">-constants and enumerations</text:p>
      <text:p text:style-name="P7">-macros</text:p>
      <text:p text:style-name="P7">-function declarations</text:p>
      <text:p text:style-name="P7">-static inline functions</text:p>
      <text:p text:style-name="P7">-other header files</text:p>
      <text:p text:style-name="P7"/>
      <text:p text:style-name="P7"/>
      <text:p text:style-name="P8">Text substitution</text:p>
      <text:p text:style-name="P8"/>
      <text:p text:style-name="P8">#include</text:p>
      <text:p text:style-name="P8">#define </text:p>
      <text:p text:style-name="P8"/>
      <text:p text:style-name="P10">Duplicate inclusion of header files </text:p>
      <text:p text:style-name="P10">Solution – pre-processor directives – conditional statements</text:p>
      <text:p text:style-name="P10">directives can be written both in source as well as header files.</text:p>
      <text:p text:style-name="P10"/>
      <text:p text:style-name="P11">Directives are processed from top to bottom of source files.</text:p>
      <text:p text:style-name="P11"/>
      <text:p text:style-name="P12">#ifndef __A__</text:p>
      <text:p text:style-name="P12">#define __A__</text:p>
      <text:p text:style-name="P12">#endif</text:p>
      <text:p text:style-name="P12"/>
      <text:p text:style-name="P12"/>
      <text:p text:style-name="P12">Structure Definitions</text:p>
      <text:p text:style-name="P12"/>
      <text:p text:style-name="P12">If a structure has member of another structure, then the latter <text:span text:style-name="T4">structure </text:span>should be defined first before the former.</text:p>
      <text:p text:style-name="P12"/>
      <text:p text:style-name="P12"/>
      <text:p text:style-name="P13">Function Declarations</text:p>
      <text:p text:style-name="P13">compiler must first see the declaration of a function and then its usage(call). </text:p>
      <text:p text:style-name="P13"/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5T13:10:14.803923776</meta:creation-date>
    <meta:generator>LibreOffice/5.1.6.2$Linux_X86_64 LibreOffice_project/10m0$Build-2</meta:generator>
    <dc:date>2020-02-25T17:10:22.433064609</dc:date>
    <meta:editing-duration>PT3H19M20S</meta:editing-duration>
    <meta:editing-cycles>13</meta:editing-cycles>
    <meta:document-statistic meta:table-count="0" meta:image-count="0" meta:object-count="0" meta:page-count="2" meta:paragraph-count="50" meta:word-count="266" meta:character-count="1836" meta:non-whitespace-character-count="1611"/>
  </office:meta>
</office:document-meta>
</file>